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Carlito" svg:font-family="Carlito"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ato" svg:font-family="Lato" style:font-family-generic="system" style:font-pitch="variable"/>
    <style:font-face style:name="Raleway" svg:font-family="Raleway"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text-properties officeooo:paragraph-rsid="0016c139"/>
    </style:style>
    <style:style style:name="P3" style:family="paragraph" style:parent-style-name="Standard">
      <style:paragraph-properties fo:margin-top="0in" fo:margin-bottom="0in" loext:contextual-spacing="false"/>
      <style:text-properties style:font-name="Carlito"/>
    </style:style>
    <style:style style:name="P4" style:family="paragraph" style:parent-style-name="Standard">
      <style:paragraph-properties fo:margin-top="0in" fo:margin-bottom="0in" loext:contextual-spacing="false"/>
      <style:text-properties style:font-name="Carlito" fo:font-size="8pt" style:font-name-asian="Lato" style:font-size-asian="8pt" style:font-name-complex="Lato" style:font-size-complex="8pt"/>
    </style:style>
    <style:style style:name="P5" style:family="paragraph" style:parent-style-name="Standard">
      <style:paragraph-properties fo:margin-top="0in" fo:margin-bottom="0in" loext:contextual-spacing="false"/>
      <style:text-properties style:font-name="Carlito" style:font-name-asian="Lato" style:font-name-complex="Lato"/>
    </style:style>
    <style:style style:name="P6" style:family="paragraph" style:parent-style-name="Standard">
      <style:paragraph-properties fo:margin-top="0in" fo:margin-bottom="0in" loext:contextual-spacing="false">
        <style:tab-stops>
          <style:tab-stop style:position="7.8126in" style:type="right"/>
        </style:tab-stops>
      </style:paragraph-properties>
      <style:text-properties style:font-name="Carlito" style:font-name-asian="Lato" style:font-name-complex="Lato"/>
    </style:style>
    <style:style style:name="P7" style:family="paragraph" style:parent-style-name="Standard">
      <style:paragraph-properties fo:margin-top="0in" fo:margin-bottom="0in" loext:contextual-spacing="false">
        <style:tab-stops>
          <style:tab-stop style:position="7.8126in" style:type="right"/>
        </style:tab-stops>
      </style:paragraph-properties>
      <style:text-properties style:font-name="Carlito"/>
    </style:style>
    <style:style style:name="P8" style:family="paragraph" style:parent-style-name="Standard">
      <style:paragraph-properties fo:margin-top="0in" fo:margin-bottom="0in" loext:contextual-spacing="false">
        <style:tab-stops>
          <style:tab-stop style:position="7.8126in" style:type="right"/>
        </style:tab-stops>
      </style:paragraph-properties>
      <style:text-properties style:font-name="Carlito" fo:font-weight="bold" style:font-name-asian="Lato" style:font-weight-asian="bold" style:font-name-complex="Lato"/>
    </style:style>
    <style:style style:name="P9" style:family="paragraph" style:parent-style-name="Standard">
      <style:paragraph-properties fo:margin-top="0in" fo:margin-bottom="0in" loext:contextual-spacing="false"/>
      <style:text-properties fo:color="#666666" style:font-name="Carlito" fo:font-size="14pt" fo:font-weight="bold" style:font-name-asian="Raleway" style:font-size-asian="14pt" style:font-weight-asian="bold" style:font-name-complex="Raleway" style:font-size-complex="14pt"/>
    </style:style>
    <style:style style:name="P10" style:family="paragraph" style:parent-style-name="Standard">
      <style:paragraph-properties fo:margin-top="0in" fo:margin-bottom="0in" loext:contextual-spacing="false"/>
      <style:text-properties officeooo:paragraph-rsid="0018dc9d"/>
    </style:style>
    <style:style style:name="P11" style:family="paragraph" style:parent-style-name="Standard">
      <style:paragraph-properties fo:margin-top="0in" fo:margin-bottom="0in" loext:contextual-spacing="false" fo:break-before="page">
        <style:tab-stops>
          <style:tab-stop style:position="7.8126in" style:type="right"/>
        </style:tab-stops>
      </style:paragraph-properties>
      <style:text-properties style:font-name="Carlito" fo:font-weight="bold" style:font-name-asian="Lato" style:font-weight-asian="bold" style:font-name-complex="Lato"/>
    </style:style>
    <style:style style:name="P12" style:family="paragraph" style:parent-style-name="Standard">
      <style:text-properties style:font-name="Carlito"/>
    </style:style>
    <style:style style:name="P13" style:family="paragraph" style:parent-style-name="Standard" style:master-page-name="Standard">
      <style:paragraph-properties fo:margin-top="0in" fo:margin-bottom="0in" loext:contextual-spacing="false" fo:text-align="center" style:justify-single-word="false" style:page-number="1"/>
      <style:text-properties style:font-name="Carlito" fo:font-size="16pt" fo:font-weight="bold" style:font-name-asian="Raleway" style:font-size-asian="16pt" style:font-weight-asian="bold" style:font-name-complex="Raleway" style:font-size-complex="16pt"/>
    </style:style>
    <style:style style:name="P14" style:family="paragraph" style:parent-style-name="Standard" style:list-style-name="WWNum3">
      <style:paragraph-properties fo:margin-left="0.5in" fo:margin-right="0in" fo:margin-top="0in" fo:margin-bottom="0in" loext:contextual-spacing="true" fo:text-indent="-0.25in" style:auto-text-indent="false"/>
      <style:text-properties style:font-name="Carlito" style:font-name-asian="Lato" style:font-name-complex="Lato"/>
    </style:style>
    <style:style style:name="P15" style:family="paragraph" style:parent-style-name="Standard" style:list-style-name="WWNum1">
      <style:paragraph-properties fo:margin-left="0.5in" fo:margin-right="0in" fo:margin-top="0in" fo:margin-bottom="0in" loext:contextual-spacing="true" fo:text-indent="-0.25in" style:auto-text-indent="false"/>
      <style:text-properties style:font-name="Carlito" style:font-name-asian="Lato" style:font-name-complex="Lato"/>
    </style:style>
    <style:style style:name="P16" style:family="paragraph" style:parent-style-name="Standard" style:list-style-name="WWNum2">
      <style:paragraph-properties fo:margin-left="0.5in" fo:margin-right="0in" fo:margin-top="0in" fo:margin-bottom="0in" loext:contextual-spacing="true" fo:text-indent="-0.25in" style:auto-text-indent="false"/>
      <style:text-properties style:font-name="Carlito" style:font-name-asian="Lato" style:font-name-complex="Lato"/>
    </style:style>
    <style:style style:name="P17" style:family="paragraph" style:parent-style-name="Standard" style:list-style-name="WWNum3">
      <style:paragraph-properties fo:margin-left="0.5in" fo:margin-right="0in" fo:margin-top="0in" fo:margin-bottom="0in" loext:contextual-spacing="true" fo:text-indent="-0.25in" style:auto-text-indent="false"/>
    </style:style>
    <style:style style:name="P18" style:family="paragraph" style:parent-style-name="Standard" style:list-style-name="WWNum1">
      <style:paragraph-properties fo:margin-left="0.5in" fo:margin-right="0in" fo:margin-top="0in" fo:margin-bottom="0in" loext:contextual-spacing="true" fo:text-indent="-0.25in" style:auto-text-indent="false"/>
    </style:style>
    <style:style style:name="P19" style:family="paragraph" style:parent-style-name="Standard" style:list-style-name="WWNum2">
      <style:paragraph-properties fo:margin-left="0.5in" fo:margin-right="0in" fo:margin-top="0in" fo:margin-bottom="0in" loext:contextual-spacing="true" fo:text-indent="-0.25in" style:auto-text-indent="false"/>
    </style:style>
    <style:style style:name="T1" style:family="text">
      <style:text-properties fo:color="#1155cc" style:font-name="Carlito" fo:font-size="10pt" style:text-underline-style="solid" style:text-underline-width="auto" style:text-underline-color="font-color" style:font-name-asian="Lato" style:font-size-asian="10pt" style:font-name-complex="Lato" style:font-size-complex="10pt"/>
    </style:style>
    <style:style style:name="T2" style:family="text">
      <style:text-properties fo:color="#1155cc" style:font-name="Carlito" fo:font-size="10pt" style:text-underline-style="solid" style:text-underline-width="auto" style:text-underline-color="font-color" officeooo:rsid="00179cc2" style:font-name-asian="Lato" style:font-size-asian="10pt" style:font-name-complex="Lato" style:font-size-complex="10pt"/>
    </style:style>
    <style:style style:name="T3" style:family="text">
      <style:text-properties fo:color="#1155cc" style:font-name="Carlito" style:text-underline-style="solid" style:text-underline-width="auto" style:text-underline-color="font-color" style:font-name-asian="Lato" style:font-name-complex="Lato"/>
    </style:style>
    <style:style style:name="T4" style:family="text">
      <style:text-properties officeooo:rsid="0016c139"/>
    </style:style>
    <style:style style:name="T5" style:family="text">
      <style:text-properties fo:font-weight="bold" style:font-name-asian="Lato" style:font-weight-asian="bold" style:font-name-complex="Lato"/>
    </style:style>
    <style:style style:name="T6" style:family="text">
      <style:text-properties style:font-name-asian="Lato" style:font-name-complex="Lato"/>
    </style:style>
    <style:style style:name="T7" style:family="text">
      <style:text-properties officeooo:rsid="00179cc2" style:font-name-asian="Lato" style:font-name-complex="Lato"/>
    </style:style>
    <style:style style:name="T8" style:family="text">
      <style:text-properties style:font-name="Carlito" fo:font-size="10pt" style:font-name-asian="Lato" style:font-size-asian="10pt" style:font-name-complex="Lato" style:font-size-complex="10pt"/>
    </style:style>
    <style:style style:name="T9" style:family="text">
      <style:text-properties style:font-name="Carlito" style:font-name-asian="Lato" style:font-name-complex="Lato"/>
    </style:style>
    <style:style style:name="T10" style:family="text">
      <style:text-properties style:font-name="Carlito" officeooo:rsid="00179cc2" style:font-name-asian="Lato" style:font-name-complex="Lato"/>
    </style:style>
    <style:style style:name="T11" style:family="text">
      <style:text-properties style:font-name="Carlito" officeooo:rsid="0018dc9d" style:font-name-asian="Lato" style:font-name-complex="Lato"/>
    </style:style>
    <style:style style:name="T12" style:family="text">
      <style:text-properties style:font-name="Carlito" officeooo:rsid="001be0fc" style:font-name-asian="Lato" style:font-name-complex="Lato"/>
    </style:style>
    <style:style style:name="T13" style:family="text">
      <style:text-properties style:font-name="Carlito" officeooo:rsid="001e4988" style:font-name-asian="Lato" style:font-name-complex="Lato"/>
    </style:style>
    <style:style style:name="T14" style:family="text">
      <style:text-properties officeooo:rsid="001a6f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harles Kerr</text:p>
      <text:p text:style-name="P2"><text:span text:style-name="T8">New Orleans, LA (remote) • </text:span><text:a xlink:type="simple" xlink:href="mailto:resume@charleskerr.com" text:style-name="Internet_20_link" text:visited-style-name="Visited_20_Internet_20_Link"><text:span text:style-name="T1">resume@charleskerr.com</text:span></text:a><text:span text:style-name="T8"> • </text:span><text:a xlink:type="simple" xlink:href="https://charleskerr.com/" text:style-name="Internet_20_link" text:visited-style-name="Visited_20_Internet_20_Link"><text:span text:style-name="T1">charleskerr.com</text:span></text:a></text:p>
      <text:p text:style-name="P2"><text:span text:style-name="T2">linkedin.com</text:span><text:a xlink:type="simple" xlink:href="http://www.linkedin.com/in/charles-kerr" text:style-name="Internet_20_link" text:visited-style-name="Visited_20_Internet_20_Link"><text:span text:style-name="T1">/in/charles-kerr</text:span></text:a><text:span text:style-name="T8"> • </text:span><text:a xlink:type="simple" xlink:href="https://github.com/charlesk" text:style-name="Internet_20_link" text:visited-style-name="Visited_20_Internet_20_Link"><text:span text:style-name="T1">github.com/charlesk</text:span></text:a><text:span text:style-name="T8"> • 405.887.5702</text:span></text:p>
      <text:p text:style-name="P4"/>
      <text:p text:style-name="P5">Software engineer and technical leader with <text:span text:style-name="T4">20+</text:span> years of experience delivering solid, well-written projects in many languages and frameworks. Experience includes <text:span text:style-name="T14">six</text:span> years of successful remote work and leadership of a successful open source project effort. I design and develop testable code, work with stakeholders, and lead projects. Seeking remote development positions with opportunity for project leadership and architecture contribution.</text:p>
      <text:p text:style-name="P5"/>
      <text:p text:style-name="P9">EXPERIENCE</text:p>
      <text:p text:style-name="P7"><text:span text:style-name="T5">Senior Software Engineer (remote)</text:span><text:span text:style-name="T6">, Canonical Ltd. - Lexington, MA<text:tab/>2011 – 2017</text:span></text:p>
      <text:list xml:id="list2155295586" text:style-name="WWNum3">
        <text:list-item>
          <text:p text:style-name="P14">Architect and developer on Keeper, Unity 8's cloud backup and restore tool. Evaluated approaches for our security model and customer requirements, presented design, and co-wrote Keeper with other developers. </text:p>
        </text:list-item>
        <text:list-item>
          <text:p text:style-name="P14">Architect and developer on Ubuntu Pay Service's QtPurchasing implementation.</text:p>
        </text:list-item>
        <text:list-item>
          <text:p text:style-name="P17"><text:span text:style-name="T9">Ran Ubuntu Linux's </text:span><text:a xlink:type="simple" xlink:href="https://launchpad.net/ubuntu-menu-bar" text:style-name="Internet_20_link" text:visited-style-name="Visited_20_Internet_20_Link"><text:span text:style-name="T3">User Services / Indicators</text:span></text:a><text:span text:style-name="T9"> project (services working behind those little panel icons). Worked with and coordinated teams of UX designers, QA, users, and developers to ensure features landed smoothly and bugs got fixed. Updated desktop services to also run on phones for </text:span><text:a xlink:type="simple" xlink:href="https://en.wikipedia.org/wiki/Ubuntu_Touch" text:style-name="Internet_20_link" text:visited-style-name="Visited_20_Internet_20_Link"><text:span text:style-name="T3">Ubuntu Touch</text:span></text:a><text:span text:style-name="T9">, added calendaring and phone alarms, and management of data transfers, USB connections, and bluetooth connections.</text:span></text:p>
        </text:list-item>
        <text:list-item>
          <text:p text:style-name="P14">Expanded test coverage in all my projects and introduced tests into several inherited projects that were difficult to test, wrote harnesses for integration testing, and wrote reusable test mocks.</text:p>
        </text:list-item>
      </text:list>
      <text:p text:style-name="P5"/>
      <text:p text:style-name="P7"><text:span text:style-name="T5">Project Lead</text:span><text:span text:style-name="T6">, Transmission<text:tab/>2008 – 2012</text:span></text:p>
      <text:list xml:id="list1716089757" text:style-name="WWNum1">
        <text:list-item>
          <text:p text:style-name="P18"><text:span text:style-name="T9">Led a small group of volunteer developers on </text:span><text:a xlink:type="simple" xlink:href="http://transmissionbt.com/" text:style-name="Internet_20_link" text:visited-style-name="Visited_20_Internet_20_Link"><text:span text:style-name="T3">Transmission</text:span></text:a><text:span text:style-name="T9">, a popular open source networking app. Planned features, triaged bugs, reviewed/committed patches, and coordinated developers, sysadmins, testers, and forum assistants.</text:span></text:p>
        </text:list-item>
        <text:list-item>
          <text:p text:style-name="P18"><text:span text:style-name="T9">Negotiated with prominent Linux distributions (e.g. </text:span><text:a xlink:type="simple" xlink:href="https://www.opensuse.org/" text:style-name="Internet_20_link" text:visited-style-name="Visited_20_Internet_20_Link"><text:span text:style-name="T3">OpenSUSE</text:span></text:a><text:span text:style-name="T9"> and </text:span><text:a xlink:type="simple" xlink:href="https://www.ubuntu.com/" text:style-name="Internet_20_link" text:visited-style-name="Visited_20_Internet_20_Link"><text:span text:style-name="T3">Ubuntu</text:span></text:a><text:span text:style-name="T9">) to ship with Transmission preinstalled and also with </text:span><text:a xlink:type="simple" xlink:href="https://en.wikipedia.org/wiki/Fon_(company)" text:style-name="Internet_20_link" text:visited-style-name="Visited_20_Internet_20_Link"><text:span text:style-name="T3">Fon</text:span></text:a><text:span text:style-name="T9"> to preinstall on Fonera routers. Wrote and documented a JSON-RPC </text:span><text:a xlink:type="simple" xlink:href="https://github.com/charlesk/transmission/blob/master/extras/rpc-spec.txt" text:style-name="Internet_20_link" text:visited-style-name="Visited_20_Internet_20_Link"><text:span text:style-name="T3">extension API</text:span></text:a><text:span text:style-name="T9"> that led to dozens of third-party apps on virtually every platform, expanding Transmission's reach beyond our team's own resources.</text:span></text:p>
        </text:list-item>
        <text:list-item>
          <text:p text:style-name="P18"><text:span text:style-name="T9">Wrote Transmission's backend </text:span><text:span text:style-name="T13">to be highly efficient</text:span><text:span text:style-name="T9">. The app uses about </text:span><text:a xlink:type="simple" xlink:href="http://charleskerr.com/resume/bittorrent-benchmarks.html" text:style-name="Internet_20_link" text:visited-style-name="Visited_20_Internet_20_Link"><text:span text:style-name="T3">half the memory and a third less CPU</text:span></text:a><text:span text:style-name="T9"> as similar apps, appealing to users on resource-limited systems (e.g. </text:span><text:a xlink:type="simple" xlink:href="https://web.archive.org/web/20160725110733/http://www.howtogeek.com:80/100142/how-to-install-the-transmission-bitorrent-client-on-your-router-dd-wrt/" text:style-name="Internet_20_link" text:visited-style-name="Visited_20_Internet_20_Link"><text:span text:style-name="T3">routers</text:span></text:a><text:span text:style-name="T9">, </text:span><text:a xlink:type="simple" xlink:href="https://web.archive.org/web/20170211051319/http://stuffablog.com/how-to-install-transmission-daemon-on-raspberry-pi/i" text:style-name="Internet_20_link" text:visited-style-name="Visited_20_Internet_20_Link"><text:span text:style-name="T3">Raspberry Pis</text:span></text:a><text:span text:style-name="T9">, and metered cloud.)</text:span></text:p>
        </text:list-item>
        <text:list-item>
          <text:p text:style-name="P15">Primary author of Transmission’s web UI and the Qt client, which began as personal projects to learn JavaScript, CSS, and Qt but gained user interest and became shipping code.</text:p>
        </text:list-item>
        <text:list-item>
          <text:p text:style-name="P18"><text:span text:style-name="T9">Wrote upstream patches accepted by projects such as </text:span><text:a xlink:type="simple" xlink:href="https://curl.haxx.se/libcurl/" text:style-name="Internet_20_link" text:visited-style-name="Visited_20_Internet_20_Link"><text:span text:style-name="T3">libcurl</text:span></text:a><text:span text:style-name="T9">, </text:span><text:a xlink:type="simple" xlink:href="http://libevent.org/" text:style-name="Internet_20_link" text:visited-style-name="Visited_20_Internet_20_Link"><text:span text:style-name="T3">libevent</text:span></text:a><text:span text:style-name="T9">, and </text:span><text:a xlink:type="simple" xlink:href="https://developer.gnome.org/gmime/stable/" text:style-name="Internet_20_link" text:visited-style-name="Visited_20_Internet_20_Link"><text:span text:style-name="T3">GMime</text:span></text:a><text:span text:style-name="T9">.</text:span></text:p>
        </text:list-item>
      </text:list>
      <text:p text:style-name="P5"/>
      <text:p text:style-name="P7"><text:span text:style-name="T5">Senior Software Engineer*</text:span><text:span text:style-name="T6">, University of Oklahoma, Natl. Severe Storms Lab<text:tab/>1999 - 2011</text:span></text:p>
      <text:p text:style-name="P6">*promoted from Software Engineer in 2005</text:p>
      <text:list xml:id="list3969097397" text:style-name="WWNum2">
        <text:list-item>
          <text:p text:style-name="P19"><text:span text:style-name="T9">Co-wrote the </text:span><text:a xlink:type="simple" xlink:href="http://www.wdssii.org/" text:style-name="Internet_20_link" text:visited-style-name="Visited_20_Internet_20_Link"><text:span text:style-name="T3">WDSS-II</text:span></text:a><text:span text:style-name="T9"> display, a large-scale data visualization tool for severe weather research. Contributed to the OpenGL rendering, wrote much of the UI, and ported it from Linux to Windows.</text:span></text:p>
        </text:list-item>
        <text:list-item>
          <text:p text:style-name="P19"><text:span text:style-name="T9">Co-wrote </text:span><text:a xlink:type="simple" xlink:href="http://charleskerr.com/resume/cimm0102.pdf" text:style-name="Internet_20_link" text:visited-style-name="Visited_20_Internet_20_Link"><text:span text:style-name="T3">OPUP</text:span></text:a><text:span text:style-name="T9">, a 2D visualization system for the </text:span><text:span text:style-name="T12">US </text:span><text:span text:style-name="T9">Air Force that combines regional radar data for visualization and algorithm processing. Worked closely with customers during delivery, including documentation authoring, acceptance testing, and onsite visits to explain code base and operations to IT staff. </text:span></text:p>
        </text:list-item>
        <text:list-item>
          <text:p text:style-name="P16">Collaborated with research meteorologists to determine code and system requirements for their weather algorithms. Wrote and maintained code for weather algorithms and their WDSS-II visualization.</text:p>
        </text:list-item>
        <text:list-item>
          <text:p text:style-name="P16">Identified and fixed bottlenecks in multi-radar data at the code level and helped coordinate weather algorithm processes at the system level.</text:p>
        </text:list-item>
      </text:list>
      <text:p text:style-name="P8"/>
      <text:p text:style-name="P8"/>
      <text:p text:style-name="P12"/>
      <text:p text:style-name="P11"/>
      <text:p text:style-name="P7"><text:span text:style-name="T5">Volunteer Project Lead</text:span><text:span text:style-name="T6">, Pan Newsreader<text:tab/>1999 – 2006</text:span></text:p>
      <text:p text:style-name="P1"><text:span text:style-name="T9">Primary developer of </text:span><text:a xlink:type="simple" xlink:href="http://pan.rebelbase.com/" text:style-name="Internet_20_link" text:visited-style-name="Visited_20_Internet_20_Link"><text:span text:style-name="T3">Pan</text:span></text:a><text:span text:style-name="T9">, the only Linux GUI Usenet client to earn a Good Net-Keeping Seal of Approval (still maintained by other developers today). Led a redesign and C++ rewrite that included improved threading, added multiserver support, cut memory use by two-thirds, and cut the codebase size by half.</text:span></text:p>
      <text:p text:style-name="P5"/>
      <text:p text:style-name="P7"><text:span text:style-name="T5">Software Support &amp; Developer*</text:span><text:span text:style-name="T6">, FAA / Kenrob<text:tab/>199</text:span><text:span text:style-name="T7">4</text:span><text:span text:style-name="T6"> – 1999</text:span></text:p>
      <text:p text:style-name="P10"><text:span text:style-name="T9">*</text:span><text:span text:style-name="T11">Student intern, 1993-1994</text:span></text:p>
      <text:p text:style-name="P10"><text:span text:style-name="T11">H</text:span><text:span text:style-name="T9">elped write and maintain </text:span><text:a xlink:type="simple" xlink:href="http://journals.sagepub.com/doi/abs/10.1177/154193129403801502?journalCode%3Dproe" text:style-name="Internet_20_link" text:visited-style-name="Visited_20_Internet_20_Link"><text:span text:style-name="T3">SATORI</text:span></text:a><text:span text:style-name="T9"> (replays prerecorded air traffic flow), <text:s/></text:span><text:a xlink:type="simple" xlink:href="https://web.archive.org/web/20170427055803/https://www.faa.gov/about/office_org/headquarters_offices/arc/programs/academy/signal/" text:style-name="Internet_20_link" text:visited-style-name="Visited_20_Internet_20_Link"><text:span text:style-name="T3">SIGNAL</text:span></text:a><text:span text:style-name="T9"> (simulator for teaching Air Traffic Controllers), and an OpenGL modeling tool to create virtual airports and runways for immersive ATC training simulation. </text:span><text:span text:style-name="T10">Wrote lesson plans and taught programming classes to university interns.</text:span></text:p>
      <text:p text:style-name="P5"/>
      <text:p text:style-name="P9">SKILLS</text:p>
      <text:p text:style-name="P5">Languages: C++, C, JavaScript, Python, Java, BASH. Older: C#, PHP, Perl</text:p>
      <text:p text:style-name="P5">Technologies: Linux, HTML/CSS, REST, Qt, GTK+, TCP/IP, <text:s/>DBus, jQuery. Older: Oracle, SQL, OpenGL, Win32</text:p>
      <text:p text:style-name="P5">Tools: Git &amp; GitHub, CMake, Valgrind, adb, Autotools, perf,, Subversion, SASS</text:p>
      <text:p text:style-name="P5">Techniques: Remote Work, Agile, Test-Driven Development, Continuous Integration, Scrum</text:p>
      <text:p text:style-name="P5"/>
      <text:p text:style-name="P9">EDUCATION</text:p>
      <text:p text:style-name="P3"><text:span text:style-name="T5">Bachelor of Science in Computer Science</text:span><text:span text:style-name="T6">, University of Oklahoma, 1994</text:span></text:p>
      <text:p text:style-name="P5"/>
      <text:p text:style-name="P9">PUBLICATIONS</text:p>
      <text:p text:style-name="P5">Stumph GJ, Filiaggi MT, Magsig MA, Hondl KD, Stephan BS, Toomey R, Kerr C. Status on the Integration of the NSSL Four-Dimensional Stormcell Investigator (FSI) into AWIPS. 2006</text:p>
      <text:p text:style-name="P5"/>
      <text:p text:style-name="P5">Vaughan T, Toomey R, Lakshmanan V, Hondl KD, Brogden J, Kerr C, Song L, Smith T, Stumph G, Scharfenberg K. The Warning Decision Support System – Integrated Information (WDSS-II) Display. OU Disclosure No. 04NOr047C</text:p>
      <text:p text:style-name="P5"/>
      <text:p text:style-name="P5">Rodgers MD, Manning CA, Kerr CS. Demonstration of Power: Performance and Objective Workload Evaluation Research. Proceedings of the Human Factors and Ergonomics Society Annual Meeting, Vol 32 Issue 15, pp 941. Oct 1 1994.</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Carlito" svg:font-family="Carlito"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ato" svg:font-family="Lato" style:font-family-generic="system" style:font-pitch="variable"/>
    <style:font-face style:name="Raleway" svg:font-family="Raleway"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rlito" fo:font-family="Carlito" style:font-family-generic="swiss"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rlito" fo:font-family="Carlito" style:font-family-generic="swiss"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rlito" fo:font-family="Carlito" style:font-family-generic="swiss"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992in" fo:margin-bottom="0.2992in" fo:margin-left="0.2992in" fo:margin-right="0.2992in" style:writing-mode="lr-tb" style:layout-grid-color="#c0c0c0" style:layout-grid-lines="264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05-18T20:50:59.079501904</dc:date>
    <meta:editing-duration>PT1H30M53S</meta:editing-duration>
    <meta:editing-cycles>6</meta:editing-cycles>
    <meta:print-date>2017-05-17T13:38:57.744005858</meta:print-date>
    <meta:document-statistic meta:table-count="0" meta:image-count="0" meta:object-count="0" meta:page-count="2" meta:paragraph-count="38" meta:word-count="791" meta:character-count="5415" meta:non-whitespace-character-count="4666"/>
  </office:meta>
</office:document-meta>
</file>